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3.55cm" fo:min-width="15.7cm"/>
    </style:style>
    <style:style style:name="gr2" style:family="graphic" style:parent-style-name="objectwithoutfill">
      <style:graphic-properties svg:stroke-width="0.2cm" draw:marker-start-width="0.5cm" draw:marker-end="Arrow" draw:marker-end-width="0.9cm" draw:fill="solid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top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9.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9.35cm"/>
      <style:paragraph-properties style:writing-mode="lr-tb"/>
    </style:style>
    <style:style style:name="gr8" style:family="graphic" style:parent-style-name="standard">
      <style:graphic-properties draw:stroke="solid" svg:stroke-color="#696969" draw:fill="none" draw:fill-color="#ffffff" fo:min-height="0.85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2cm" svg:height="13.8cm" svg:x="1.2cm" svg:y="1.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3cm" svg:y1="3.4cm" svg:x2="2.3cm" svg:y2="15cm">
          <text:p/>
        </draw:line>
        <draw:frame draw:style-name="gr3" draw:text-style-name="P3" draw:layer="layout" svg:width="2cm" svg:height="1.1cm" svg:x="1.5cm" svg:y="2.363cm">
          <draw:text-box>
            <text:p>Time</text:p>
          </draw:text-box>
        </draw:frame>
        <draw:frame draw:style-name="gr4" draw:text-style-name="P3" draw:layer="layout" svg:width="2.5cm" svg:height="1cm" svg:x="6.74cm" svg:y="2.363cm">
          <draw:text-box>
            <text:p>User A</text:p>
          </draw:text-box>
        </draw:frame>
        <draw:frame draw:style-name="gr5" draw:text-style-name="P3" draw:layer="layout" svg:width="2.5cm" svg:height="1cm" svg:x="11.8cm" svg:y="2.363cm">
          <draw:text-box>
            <text:p>User B</text:p>
          </draw:text-box>
        </draw:frame>
        <draw:frame draw:style-name="gr6" draw:text-style-name="P3" draw:layer="layout" svg:width="6.1cm" svg:height="9.7cm" svg:x="4.6cm" svg:y="4cm">
          <draw:text-box>
            <text:p>1. Query row x,<text:line-break/> <text:s/>store as rowX<text:line-break/> <text:s/>(price = 18.95)</text:p>
            <text:p/>
            <text:p/>
            <text:p/>
            <text:p>2. Think, </text:p>
            <text:p>read, </text:p>
            <text:p>make changes to<text:line-break/> <text:s/>rowX.price on<text:line-break/> <text:s/>screen (=20.35)</text:p>
            <text:p/>
            <text:p>3. Click Submit</text:p>
          </draw:text-box>
        </draw:frame>
        <draw:frame draw:style-name="gr7" draw:text-style-name="P3" draw:layer="layout" svg:width="6.1cm" svg:height="9.6cm" svg:x="10.4cm" svg:y="4cm">
          <draw:text-box>
            <text:p/>
            <text:p/>
            <text:p>1. Query row x,<text:line-break/> <text:s/>store as xData</text:p>
            <text:p text:style-name="P4"><text:span text:style-name="T1"><text:s text:c="2"/></text:span>(price = 18.95)</text:p>
            <text:p/>
            <text:p>2. Change<text:line-break/> <text:s/>xData.price =<text:line-break/> <text:s/>21.50 on screen</text:p>
            <text:p/>
            <text:p>3. Click Submit</text:p>
          </draw:text-box>
        </draw:frame>
        <draw:frame draw:style-name="gr8" draw:text-style-name="P3" draw:layer="layout" svg:width="8.5cm" svg:height="1.1cm" svg:x="5.8cm" svg:y="14cm">
          <draw:text-box>
            <text:p><text:s/>What’s the value of price?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9:47:51.244174979</meta:creation-date>
    <dc:date>2020-08-19T21:34:40.191709164</dc:date>
    <meta:editing-duration>PT1H26M28S</meta:editing-duration>
    <meta:editing-cycles>1</meta:editing-cycles>
    <meta:document-statistic meta:object-count="8"/>
    <meta:generator>LibreOffice/6.4.4.2$Linux_X86_64 LibreOffice_project/40$Build-2</meta:generator>
  </office:meta>
</office:document-meta>
</file>